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MathJax_Main1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MathJax_Math"/>
    </style:style>
    <style:style style:name="P4" style:family="paragraph">
      <style:text-properties style:text-position="33% 58%" style:font-name="MathJax_Main1"/>
    </style:style>
    <style:style style:name="P5" style:family="paragraph">
      <loext:graphic-properties draw:fill="none" draw:fill-color="#ffffff"/>
      <style:text-properties style:text-position="33% 58%" style:font-name="MathJax_Main1"/>
    </style:style>
    <style:style style:name="P6" style:family="paragraph">
      <loext:graphic-properties draw:fill-color="#ffffff"/>
    </style:style>
    <style:style style:name="T1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2" style:family="text">
      <style:text-properties style:text-position="-8% 58%" style:font-name="MathJax_Math" fo:font-size="14pt" style:font-name-asian="Liberation Sans1" style:font-size-asian="14pt" style:font-name-complex="Liberation Sans1" style:font-size-complex="14pt"/>
    </style:style>
    <style:style style:name="T3" style:family="text">
      <style:text-properties style:font-name="MathJax_Math" fo:font-size="14pt" style:font-size-asian="14pt" style:font-size-complex="14pt"/>
    </style:style>
    <style:style style:name="T4" style:family="text">
      <style:text-properties style:text-position="33% 58%" style:font-name="MathJax_Math" fo:font-size="14pt" style:font-size-asian="14pt" style:font-size-complex="14pt"/>
    </style:style>
    <style:style style:name="T5" style:family="text">
      <style:text-properties style:text-position="0% 100%" style:font-name="MathJax_Math" fo:font-size="14pt" style:font-size-asian="14pt" style:font-size-complex="14pt"/>
    </style:style>
    <style:style style:name="T6" style:family="text">
      <style:text-properties style:text-position="33% 58%" style:font-name="MathJax_Main1" fo:font-size="14pt" style:font-size-asian="14pt" style:font-size-complex="14pt"/>
    </style:style>
    <style:style style:name="T7" style:family="text">
      <style:text-properties style:text-position="33% 58%"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line draw:style-name="gr1" draw:text-style-name="P1" draw:layer="layout" svg:x1="0.6cm" svg:y1="0.6cm" svg:x2="3.8cm" svg:y2="2.2cm">
              <text:p/>
            </draw:line>
            <draw:line draw:style-name="gr2" draw:text-style-name="P1" draw:layer="layout" svg:x1="0.6cm" svg:y1="0.6cm" svg:x2="2.2cm" svg:y2="1.4cm">
              <text:p/>
            </draw:line>
          </draw:g>
          <draw:g>
            <draw:line draw:style-name="gr1" draw:text-style-name="P1" draw:layer="layout" svg:x1="3.768cm" svg:y1="2.2cm" svg:x2="6.968cm" svg:y2="0.6cm">
              <text:p/>
            </draw:line>
            <draw:line draw:style-name="gr2" draw:text-style-name="P1" draw:layer="layout" svg:x1="3.768cm" svg:y1="2.2cm" svg:x2="5.368cm" svg:y2="1.4cm">
              <text:p/>
            </draw:line>
          </draw:g>
          <draw:g>
            <draw:g>
              <draw:g>
                <draw:line draw:style-name="gr1" draw:text-style-name="P1" draw:layer="layout" svg:x1="0.6cm" svg:y1="0.6cm" svg:x2="3.8cm" svg:y2="2.2cm">
                  <text:p/>
                </draw:line>
                <draw:line draw:style-name="gr2" draw:text-style-name="P1" draw:layer="layout" svg:x1="0.6cm" svg:y1="0.6cm" svg:x2="2.2cm" svg:y2="1.4cm">
                  <text:p/>
                </draw:line>
              </draw:g>
              <draw:g>
                <draw:line draw:style-name="gr1" draw:text-style-name="P1" draw:layer="layout" svg:x1="3.768cm" svg:y1="2.2cm" svg:x2="6.968cm" svg:y2="0.6cm">
                  <text:p/>
                </draw:line>
                <draw:line draw:style-name="gr2" draw:text-style-name="P1" draw:layer="layout" svg:x1="3.768cm" svg:y1="2.2cm" svg:x2="5.368cm" svg:y2="1.4cm">
                  <text:p/>
                </draw:line>
              </draw:g>
            </draw:g>
            <draw:g>
              <draw:g>
                <draw:line draw:style-name="gr1" draw:text-style-name="P1" draw:layer="layout" svg:x1="0.644cm" svg:y1="6.942cm" svg:x2="3.844cm" svg:y2="5.342cm">
                  <text:p/>
                </draw:line>
                <draw:line draw:style-name="gr2" draw:text-style-name="P1" draw:layer="layout" svg:x1="0.644cm" svg:y1="6.942cm" svg:x2="2.244cm" svg:y2="6.142cm">
                  <text:p/>
                </draw:line>
              </draw:g>
              <draw:g>
                <draw:line draw:style-name="gr1" draw:text-style-name="P1" draw:layer="layout" svg:x1="3.812cm" svg:y1="5.342cm" svg:x2="7.012cm" svg:y2="6.942cm">
                  <text:p/>
                </draw:line>
                <draw:line draw:style-name="gr2" draw:text-style-name="P1" draw:layer="layout" svg:x1="3.812cm" svg:y1="5.342cm" svg:x2="5.412cm" svg:y2="6.142cm">
                  <text:p/>
                </draw:line>
              </draw:g>
            </draw:g>
            <draw:g>
              <draw:g>
                <draw:path draw:style-name="gr1" draw:text-style-name="P1" draw:layer="layout" svg:width="0.567cm" svg:height="0.576cm" draw:transform="rotate (-2.32966548556203) translate (4.19722096735097cm 2.57027160049413cm)" svg:viewBox="0 0 568 577" svg:d="M0 558c359 107 277-274 277-274-89-361 291-275 291-275">
                  <text:p/>
                </draw:path>
                <draw:path draw:style-name="gr1" draw:text-style-name="P1" draw:layer="layout" svg:width="0.567cm" svg:height="0.576cm" draw:transform="rotate (-2.32966548556203) translate (4.20922096735098cm 3.35827160049413cm)" svg:viewBox="0 0 568 577" svg:d="M0 558c359 107 277-274 277-274-89-361 291-275 291-275">
                  <text:p/>
                </draw:path>
              </draw:g>
              <draw:g>
                <draw:path draw:style-name="gr1" draw:text-style-name="P1" draw:layer="layout" svg:width="0.567cm" svg:height="0.576cm" draw:transform="rotate (-2.32966548556203) translate (4.22122096735098cm 4.14627160049413cm)" svg:viewBox="0 0 568 577" svg:d="M0 558c359 107 277-274 277-274-89-361 291-275 291-275">
                  <text:p/>
                </draw:path>
                <draw:path draw:style-name="gr1" draw:text-style-name="P1" draw:layer="layout" svg:width="0.567cm" svg:height="0.576cm" draw:transform="rotate (-2.32966548556203) translate (4.23322096735098cm 4.93427160049413cm)" svg:viewBox="0 0 568 577" svg:d="M0 558c359 107 277-274 277-274-89-361 291-275 291-275">
                  <text:p/>
                </draw:path>
              </draw:g>
            </draw:g>
          </draw:g>
          <draw:frame draw:style-name="gr3" draw:text-style-name="P2" draw:layer="layout" svg:width="0.909cm" svg:height="0.802cm" svg:x="1.4cm" svg:y="0.398cm">
            <draw:text-box>
              <text:p><text:span text:style-name="T1">ν</text:span><text:span text:style-name="T2">x</text:span></text:p>
            </draw:text-box>
          </draw:frame>
          <draw:frame draw:style-name="gr3" draw:text-style-name="P2" draw:layer="layout" svg:width="0.909cm" svg:height="0.802cm" svg:x="5.201cm" svg:y="0.398cm">
            <draw:text-box>
              <text:p><text:span text:style-name="T1">ν</text:span><text:span text:style-name="T2">x</text:span></text:p>
            </draw:text-box>
          </draw:frame>
          <draw:frame draw:style-name="gr3" draw:text-style-name="P3" draw:layer="layout" svg:width="0.968cm" svg:height="0.722cm" svg:x="1.4cm" svg:y="5.4cm">
            <draw:text-box>
              <text:p><text:span text:style-name="T3">e</text:span><text:span text:style-name="T4">−</text:span></text:p>
            </draw:text-box>
          </draw:frame>
          <draw:frame draw:style-name="gr3" draw:text-style-name="P3" draw:layer="layout" svg:width="0.968cm" svg:height="0.722cm" svg:x="5.5cm" svg:y="5.4cm">
            <draw:text-box>
              <text:p><text:span text:style-name="T3">e</text:span><text:span text:style-name="T4">−</text:span></text:p>
            </draw:text-box>
          </draw:frame>
          <draw:g>
            <draw:frame draw:style-name="gr3" draw:text-style-name="P3" draw:layer="layout" svg:width="0.836cm" svg:height="0.708cm" svg:x="2.832cm" svg:y="3.478cm">
              <draw:text-box>
                <text:p><text:span text:style-name="T5">Z</text:span></text:p>
              </draw:text-box>
            </draw:frame>
            <draw:frame draw:style-name="gr3" draw:text-style-name="P5" draw:layer="layout" svg:width="0.646cm" svg:height="0.826cm" svg:x="3.232cm" svg:y="3.305cm">
              <draw:text-box>
                <text:p text:style-name="P4"><text:span text:style-name="T6">0</text:span></text:p>
              </draw:text-box>
            </draw:frame>
          </draw:g>
        </draw:g>
        <draw:g>
          <draw:line draw:style-name="gr1" draw:text-style-name="P1" draw:layer="layout" svg:x1="8.3cm" svg:y1="0.587cm" svg:x2="11.5cm" svg:y2="2.187cm">
            <text:p/>
          </draw:line>
          <draw:line draw:style-name="gr2" draw:text-style-name="P1" draw:layer="layout" svg:x1="8.3cm" svg:y1="0.587cm" svg:x2="9.9cm" svg:y2="1.387cm">
            <text:p/>
          </draw:line>
        </draw:g>
        <draw:g>
          <draw:line draw:style-name="gr1" draw:text-style-name="P1" draw:layer="layout" svg:x1="11.468cm" svg:y1="2.187cm" svg:x2="14.668cm" svg:y2="0.587cm">
            <text:p/>
          </draw:line>
          <draw:line draw:style-name="gr2" draw:text-style-name="P1" draw:layer="layout" svg:x1="11.468cm" svg:y1="2.187cm" svg:x2="13.068cm" svg:y2="1.387cm">
            <text:p/>
          </draw:line>
        </draw:g>
        <draw:frame draw:style-name="gr3" draw:text-style-name="P2" draw:layer="layout" svg:width="0.879cm" svg:height="0.802cm" svg:x="9.1cm" svg:y="0.385cm">
          <draw:text-box>
            <text:p><text:span text:style-name="T1">ν</text:span><text:span text:style-name="T2">e</text:span></text:p>
          </draw:text-box>
        </draw:frame>
        <draw:frame draw:style-name="gr3" draw:text-style-name="P2" draw:layer="layout" svg:width="0.879cm" svg:height="0.802cm" svg:x="13.321cm" svg:y="5.402cm">
          <draw:text-box>
            <text:p><text:span text:style-name="T1">ν</text:span><text:span text:style-name="T2">e</text:span></text:p>
          </draw:text-box>
        </draw:frame>
        <draw:frame draw:style-name="gr3" draw:text-style-name="P3" draw:layer="layout" svg:width="0.968cm" svg:height="0.722cm" svg:x="9.1cm" svg:y="5.387cm">
          <draw:text-box>
            <text:p><text:span text:style-name="T3">e</text:span><text:span text:style-name="T4">−</text:span></text:p>
          </draw:text-box>
        </draw:frame>
        <draw:frame draw:style-name="gr3" draw:text-style-name="P3" draw:layer="layout" svg:width="0.968cm" svg:height="0.722cm" svg:x="13.032cm" svg:y="0.478cm">
          <draw:text-box>
            <text:p><text:span text:style-name="T3">e</text:span><text:span text:style-name="T4">−</text:span></text:p>
          </draw:text-box>
        </draw:frame>
        <draw:g>
          <draw:g>
            <draw:g>
              <draw:g>
                <draw:line draw:style-name="gr1" draw:text-style-name="P1" draw:layer="layout" svg:x1="8.3cm" svg:y1="0.587cm" svg:x2="11.5cm" svg:y2="2.187cm">
                  <text:p/>
                </draw:line>
                <draw:line draw:style-name="gr2" draw:text-style-name="P1" draw:layer="layout" svg:x1="8.3cm" svg:y1="0.587cm" svg:x2="9.9cm" svg:y2="1.387cm">
                  <text:p/>
                </draw:line>
              </draw:g>
              <draw:g>
                <draw:line draw:style-name="gr1" draw:text-style-name="P1" draw:layer="layout" svg:x1="11.468cm" svg:y1="2.187cm" svg:x2="14.668cm" svg:y2="0.587cm">
                  <text:p/>
                </draw:line>
                <draw:line draw:style-name="gr2" draw:text-style-name="P1" draw:layer="layout" svg:x1="11.468cm" svg:y1="2.187cm" svg:x2="13.068cm" svg:y2="1.387cm">
                  <text:p/>
                </draw:line>
              </draw:g>
            </draw:g>
            <draw:g>
              <draw:g>
                <draw:line draw:style-name="gr1" draw:text-style-name="P1" draw:layer="layout" svg:x1="8.344cm" svg:y1="6.929cm" svg:x2="11.544cm" svg:y2="5.329cm">
                  <text:p/>
                </draw:line>
                <draw:line draw:style-name="gr2" draw:text-style-name="P1" draw:layer="layout" svg:x1="8.344cm" svg:y1="6.929cm" svg:x2="9.944cm" svg:y2="6.129cm">
                  <text:p/>
                </draw:line>
              </draw:g>
              <draw:g>
                <draw:line draw:style-name="gr1" draw:text-style-name="P1" draw:layer="layout" svg:x1="11.512cm" svg:y1="5.329cm" svg:x2="14.712cm" svg:y2="6.929cm">
                  <text:p/>
                </draw:line>
                <draw:line draw:style-name="gr2" draw:text-style-name="P1" draw:layer="layout" svg:x1="11.512cm" svg:y1="5.329cm" svg:x2="13.112cm" svg:y2="6.129cm">
                  <text:p/>
                </draw:line>
              </draw:g>
            </draw:g>
            <draw:g>
              <draw:g>
                <draw:path draw:style-name="gr1" draw:text-style-name="P1" draw:layer="layout" svg:width="0.567cm" svg:height="0.576cm" draw:transform="rotate (-2.32966548556203) translate (11.897220967351cm 2.55727160049413cm)" svg:viewBox="0 0 568 577" svg:d="M0 558c359 107 277-274 277-274-89-361 291-275 291-275">
                  <text:p/>
                </draw:path>
                <draw:path draw:style-name="gr1" draw:text-style-name="P1" draw:layer="layout" svg:width="0.567cm" svg:height="0.576cm" draw:transform="rotate (-2.32966548556203) translate (11.909220967351cm 3.34527160049413cm)" svg:viewBox="0 0 568 577" svg:d="M0 558c359 107 277-274 277-274-89-361 291-275 291-275">
                  <text:p/>
                </draw:path>
              </draw:g>
              <draw:g>
                <draw:path draw:style-name="gr1" draw:text-style-name="P1" draw:layer="layout" svg:width="0.567cm" svg:height="0.576cm" draw:transform="rotate (-2.32966548556203) translate (11.921220967351cm 4.13327160049413cm)" svg:viewBox="0 0 568 577" svg:d="M0 558c359 107 277-274 277-274-89-361 291-275 291-275">
                  <text:p/>
                </draw:path>
                <draw:path draw:style-name="gr1" draw:text-style-name="P1" draw:layer="layout" svg:width="0.567cm" svg:height="0.576cm" draw:transform="rotate (-2.32966548556203) translate (11.933220967351cm 4.92127160049413cm)" svg:viewBox="0 0 568 577" svg:d="M0 558c359 107 277-274 277-274-89-361 291-275 291-275">
                  <text:p/>
                </draw:path>
              </draw:g>
            </draw:g>
          </draw:g>
          <draw:g>
            <draw:g>
              <draw:frame draw:style-name="gr3" draw:text-style-name="P3" draw:layer="layout" svg:width="0.968cm" svg:height="0.708cm" svg:x="10.432cm" svg:y="3.465cm">
                <draw:text-box>
                  <text:p><text:span text:style-name="T5">W</text:span></text:p>
                </draw:text-box>
              </draw:frame>
              <draw:frame draw:style-name="gr3" draw:text-style-name="P5" draw:layer="layout" svg:width="0.659cm" svg:height="0.802cm" svg:x="10.948cm" svg:y="3.252cm">
                <draw:text-box>
                  <text:p text:style-name="P4"><text:span text:style-name="T7">±</text:span></text:p>
                </draw:text-box>
              </draw:frame>
            </draw:g>
          </draw:g>
        </draw:g>
        <draw:frame draw:style-name="gr3" draw:text-style-name="P2" draw:layer="layout" svg:width="1.416cm" svg:height="0.962cm" svg:x="3cm" svg:y="6cm">
          <draw:text-box>
            <text:p>NC</text:p>
          </draw:text-box>
        </draw:frame>
        <draw:frame draw:style-name="gr3" draw:text-style-name="P2" draw:layer="layout" svg:width="1.416cm" svg:height="0.962cm" svg:x="10.8cm" svg:y="6cm">
          <draw:text-box>
            <text:p>CC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MathJax_Main1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cm" fo:margin-bottom="0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2cm" fo:margin-bottom="0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5cm" fo:margin-bottom="0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7cm" fo:margin-bottom="0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7cm" fo:margin-bottom="0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7cm" fo:margin-bottom="0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7cm" fo:margin-bottom="0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7cm" fo:margin-bottom="0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5cm" fo:page-height="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353cm" svg:x="1cm" svg:y="4.096cm"/>
      <draw:page-thumbnail draw:layer="backgroundobjects" svg:width="8.999cm" svg:height="4.353cm" svg:x="1cm" svg:y="12.672cm"/>
      <draw:page-thumbnail draw:layer="backgroundobjects" svg:width="8.999cm" svg:height="4.353cm" svg:x="1cm" svg:y="21.248cm"/>
      <draw:page-thumbnail draw:layer="backgroundobjects" svg:width="8.999cm" svg:height="4.353cm" svg:x="11cm" svg:y="4.096cm"/>
      <draw:page-thumbnail draw:layer="backgroundobjects" svg:width="8.999cm" svg:height="4.353cm" svg:x="11cm" svg:y="12.672cm"/>
      <draw:page-thumbnail draw:layer="backgroundobjects" svg:width="8.999cm" svg:height="4.353cm" svg:x="11cm" svg:y="21.248cm"/>
    </style:handout-master>
    <style:master-page style:name="Default" style:page-layout-name="PM1" draw:style-name="Mdp1">
      <draw:frame presentation:style-name="Default-title" draw:layer="backgroundobjects" svg:width="13.949cm" svg:height="1.252cm" svg:x="0.775cm" svg:y="0.299cm" presentation:class="title" presentation:placeholder="true">
        <draw:text-box/>
      </draw:frame>
      <draw:frame presentation:style-name="Default-outline1" draw:layer="backgroundobjects" svg:width="13.949cm" svg:height="4.35cm" svg:x="0.775cm" svg:y="1.754cm" presentation:class="outline" presentation:placeholder="true">
        <draw:text-box/>
      </draw:frame>
      <draw:frame presentation:style-name="Mpr1" draw:text-style-name="MP2" draw:layer="backgroundobjects" svg:width="3.611cm" svg:height="0.517cm" svg:x="0.775cm" svg:y="6.83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13cm" svg:height="0.517cm" svg:x="5.301cm" svg:y="6.83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11cm" svg:height="0.517cm" svg:x="11.113cm" svg:y="6.83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8:10:49.442601503</meta:creation-date>
    <dc:date>2023-08-10T18:33:58.687673170</dc:date>
    <meta:editing-duration>PT23M10S</meta:editing-duration>
    <meta:editing-cycles>2</meta:editing-cycles>
    <meta:generator>LibreOffice/7.4.5.1$Linux_X86_64 LibreOffice_project/40$Build-1</meta:generator>
    <meta:document-statistic meta:object-count="98"/>
  </office:meta>
</office:document-meta>
</file>